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D000000D78495006536AADC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161d6" officeooo:paragraph-rsid="001161d6"/>
    </style:style>
    <style:style style:name="P2" style:family="paragraph" style:parent-style-name="Text_20_body">
      <style:text-properties officeooo:rsid="00133e51" officeooo:paragraph-rsid="00133e51"/>
    </style:style>
    <style:style style:name="P3" style:family="paragraph" style:parent-style-name="Text_20_body">
      <style:text-properties officeooo:rsid="001418d6" officeooo:paragraph-rsid="001418d6"/>
    </style:style>
    <style:style style:name="P4" style:family="paragraph" style:parent-style-name="Text_20_body">
      <style:text-properties officeooo:rsid="00148dd4" officeooo:paragraph-rsid="00148dd4"/>
    </style:style>
    <style:style style:name="P5" style:family="paragraph" style:parent-style-name="Text_20_body">
      <style:text-properties officeooo:rsid="001614b0" officeooo:paragraph-rsid="001614b0"/>
    </style:style>
    <style:style style:name="P6" style:family="paragraph" style:parent-style-name="Text_20_body">
      <style:text-properties officeooo:rsid="00187587" officeooo:paragraph-rsid="00187587"/>
    </style:style>
    <style:style style:name="P7" style:family="paragraph" style:parent-style-name="Text_20_body">
      <style:text-properties officeooo:rsid="001875bf" officeooo:paragraph-rsid="001875bf"/>
    </style:style>
    <style:style style:name="P8" style:family="paragraph" style:parent-style-name="Text_20_body">
      <style:text-properties officeooo:rsid="001a57e2" officeooo:paragraph-rsid="001a57e2"/>
    </style:style>
    <style:style style:name="P9" style:family="paragraph" style:parent-style-name="Text_20_body">
      <style:text-properties officeooo:rsid="001db52f" officeooo:paragraph-rsid="001db52f"/>
    </style:style>
    <style:style style:name="P10" style:family="paragraph" style:parent-style-name="Text_20_body">
      <style:text-properties officeooo:rsid="0021c8fc" officeooo:paragraph-rsid="0021c8fc"/>
    </style:style>
    <style:style style:name="P11" style:family="paragraph" style:parent-style-name="Text_20_body">
      <style:text-properties officeooo:rsid="0024842e" officeooo:paragraph-rsid="002681b1"/>
    </style:style>
    <style:style style:name="P12" style:family="paragraph" style:parent-style-name="Text_20_body">
      <style:text-properties officeooo:rsid="0029f3cb" officeooo:paragraph-rsid="0029f3cb"/>
    </style:style>
    <style:style style:name="P13" style:family="paragraph" style:parent-style-name="Text_20_body">
      <style:text-properties officeooo:rsid="00266d5c" officeooo:paragraph-rsid="002681b1"/>
    </style:style>
    <style:style style:name="P14" style:family="paragraph" style:parent-style-name="Text_20_body">
      <style:text-properties officeooo:rsid="002f3719" officeooo:paragraph-rsid="002f3719"/>
    </style:style>
    <style:style style:name="P15" style:family="paragraph" style:parent-style-name="Text_20_body">
      <style:text-properties officeooo:rsid="0032aa39" officeooo:paragraph-rsid="0032aa39"/>
    </style:style>
    <style:style style:name="P16" style:family="paragraph" style:parent-style-name="Text_20_body">
      <style:text-properties officeooo:rsid="0032aa39" officeooo:paragraph-rsid="0034cd40"/>
    </style:style>
    <style:style style:name="P17" style:family="paragraph" style:parent-style-name="Text_20_body">
      <style:text-properties officeooo:rsid="0033d299" officeooo:paragraph-rsid="0033d299"/>
    </style:style>
    <style:style style:name="P18" style:family="paragraph" style:parent-style-name="Text_20_body">
      <style:text-properties officeooo:rsid="00376659" officeooo:paragraph-rsid="00376659"/>
    </style:style>
    <style:style style:name="P19" style:family="paragraph" style:parent-style-name="Text_20_body">
      <style:text-properties officeooo:rsid="002681b1" officeooo:paragraph-rsid="002681b1"/>
    </style:style>
    <style:style style:name="P20" style:family="paragraph" style:parent-style-name="Text_20_body">
      <style:text-properties officeooo:rsid="0039de78" officeooo:paragraph-rsid="0039de78"/>
    </style:style>
    <style:style style:name="P21" style:family="paragraph" style:parent-style-name="Text_20_body">
      <style:text-properties officeooo:rsid="003a1102" officeooo:paragraph-rsid="003a1102"/>
    </style:style>
    <style:style style:name="P22" style:family="paragraph" style:parent-style-name="Text_20_body">
      <style:text-properties officeooo:rsid="003a9f05" officeooo:paragraph-rsid="003a9f05"/>
    </style:style>
    <style:style style:name="P23" style:family="paragraph" style:parent-style-name="Text_20_body">
      <style:text-properties officeooo:rsid="003bc24e" officeooo:paragraph-rsid="003bc24e"/>
    </style:style>
    <style:style style:name="P24" style:family="paragraph" style:parent-style-name="Text_20_body">
      <style:text-properties officeooo:rsid="003d6488" officeooo:paragraph-rsid="003d6488"/>
    </style:style>
    <style:style style:name="P25" style:family="paragraph" style:parent-style-name="Text_20_body">
      <style:text-properties officeooo:rsid="00411c75" officeooo:paragraph-rsid="00411c75"/>
    </style:style>
    <style:style style:name="P26" style:family="paragraph" style:parent-style-name="Text_20_body">
      <style:text-properties officeooo:rsid="00403ca8" officeooo:paragraph-rsid="00411c75"/>
    </style:style>
    <style:style style:name="P27" style:family="paragraph" style:parent-style-name="Text_20_body">
      <style:text-properties officeooo:rsid="0042fbf2" officeooo:paragraph-rsid="0042fbf2"/>
    </style:style>
    <style:style style:name="P28" style:family="paragraph" style:parent-style-name="Text_20_body">
      <style:text-properties officeooo:rsid="0042fbf2" officeooo:paragraph-rsid="00442f99"/>
    </style:style>
    <style:style style:name="P29" style:family="paragraph" style:parent-style-name="Text_20_body">
      <style:text-properties officeooo:rsid="0045344d" officeooo:paragraph-rsid="0045344d"/>
    </style:style>
    <style:style style:name="P30" style:family="paragraph" style:parent-style-name="Text_20_body" style:list-style-name="L1">
      <style:text-properties officeooo:rsid="001161d6" officeooo:paragraph-rsid="001161d6"/>
    </style:style>
    <style:style style:name="P31" style:family="paragraph" style:parent-style-name="Text_20_body" style:list-style-name="L6">
      <style:text-properties officeooo:rsid="001161d6" officeooo:paragraph-rsid="001161d6"/>
    </style:style>
    <style:style style:name="P32" style:family="paragraph" style:parent-style-name="Text_20_body" style:list-style-name="L9">
      <style:text-properties officeooo:rsid="001161d6" officeooo:paragraph-rsid="001161d6"/>
    </style:style>
    <style:style style:name="P33" style:family="paragraph" style:parent-style-name="Text_20_body" style:list-style-name="L11">
      <style:text-properties officeooo:rsid="001161d6" officeooo:paragraph-rsid="001161d6"/>
    </style:style>
    <style:style style:name="P34" style:family="paragraph" style:parent-style-name="Text_20_body" style:list-style-name="L12">
      <style:text-properties officeooo:rsid="001161d6" officeooo:paragraph-rsid="001161d6"/>
    </style:style>
    <style:style style:name="P35" style:family="paragraph" style:parent-style-name="Text_20_body" style:list-style-name="L13">
      <style:text-properties officeooo:rsid="001161d6" officeooo:paragraph-rsid="001161d6"/>
    </style:style>
    <style:style style:name="P36" style:family="paragraph" style:parent-style-name="Text_20_body" style:list-style-name="L2">
      <style:text-properties officeooo:rsid="00148dd4" officeooo:paragraph-rsid="00148dd4"/>
    </style:style>
    <style:style style:name="P37" style:family="paragraph" style:parent-style-name="Text_20_body" style:list-style-name="L3">
      <style:text-properties officeooo:rsid="00148dd4" officeooo:paragraph-rsid="00148dd4"/>
    </style:style>
    <style:style style:name="P38" style:family="paragraph" style:parent-style-name="Text_20_body" style:list-style-name="L2">
      <style:text-properties officeooo:rsid="00271feb" officeooo:paragraph-rsid="00271feb"/>
    </style:style>
    <style:style style:name="P39" style:family="paragraph" style:parent-style-name="Text_20_body" style:list-style-name="L3">
      <style:text-properties officeooo:rsid="0028aec5" officeooo:paragraph-rsid="0028aec5"/>
    </style:style>
    <style:style style:name="P40" style:family="paragraph" style:parent-style-name="Text_20_body" style:list-style-name="L4">
      <style:text-properties officeooo:rsid="00376659" officeooo:paragraph-rsid="00376659"/>
    </style:style>
    <style:style style:name="P41" style:family="paragraph" style:parent-style-name="Text_20_body" style:list-style-name="L5">
      <style:text-properties officeooo:rsid="0045344d" officeooo:paragraph-rsid="0045344d"/>
    </style:style>
    <style:style style:name="P42" style:family="paragraph" style:parent-style-name="Text_20_body" style:list-style-name="L6">
      <style:text-properties officeooo:rsid="00133e51" officeooo:paragraph-rsid="00133e51"/>
    </style:style>
    <style:style style:name="P43" style:family="paragraph" style:parent-style-name="Text_20_body" style:list-style-name="L7">
      <style:text-properties officeooo:rsid="00133e51" officeooo:paragraph-rsid="00133e51"/>
    </style:style>
    <style:style style:name="P44" style:family="paragraph" style:parent-style-name="Text_20_body" style:list-style-name="L8">
      <style:text-properties officeooo:rsid="00133e51" officeooo:paragraph-rsid="00133e51"/>
    </style:style>
    <style:style style:name="P45" style:family="paragraph" style:parent-style-name="Text_20_body" style:list-style-name="L14">
      <style:text-properties officeooo:rsid="00133e51" officeooo:paragraph-rsid="00133e51"/>
    </style:style>
    <style:style style:name="P46" style:family="paragraph" style:parent-style-name="Text_20_body" style:list-style-name="L15">
      <style:text-properties officeooo:rsid="00133e51" officeooo:paragraph-rsid="00133e51"/>
    </style:style>
    <style:style style:name="P47" style:family="paragraph" style:parent-style-name="Text_20_body" style:list-style-name="L10">
      <style:text-properties officeooo:rsid="001418d6" officeooo:paragraph-rsid="001418d6"/>
    </style:style>
    <style:style style:name="P48" style:family="paragraph" style:parent-style-name="Text_20_body" style:list-style-name="L16">
      <style:text-properties officeooo:rsid="001418d6" officeooo:paragraph-rsid="001418d6"/>
    </style:style>
    <style:style style:name="P49" style:family="paragraph" style:parent-style-name="Text_20_body" style:list-style-name="L17">
      <style:text-properties officeooo:rsid="001614b0" officeooo:paragraph-rsid="001614b0"/>
    </style:style>
    <style:style style:name="P50" style:family="paragraph" style:parent-style-name="Text_20_body" style:list-style-name="L17">
      <style:text-properties officeooo:rsid="0017b4eb" officeooo:paragraph-rsid="0017b4eb"/>
    </style:style>
    <style:style style:name="P51" style:family="paragraph" style:parent-style-name="Text_20_body" style:list-style-name="L18">
      <style:text-properties officeooo:rsid="00187587" officeooo:paragraph-rsid="00187587"/>
    </style:style>
    <style:style style:name="P52" style:family="paragraph" style:parent-style-name="Text_20_body" style:list-style-name="L19">
      <style:text-properties officeooo:rsid="001875bf" officeooo:paragraph-rsid="001875bf"/>
    </style:style>
    <style:style style:name="P53" style:family="paragraph" style:parent-style-name="Text_20_body" style:list-style-name="L20">
      <style:text-properties officeooo:rsid="001875bf" officeooo:paragraph-rsid="001875bf"/>
    </style:style>
    <style:style style:name="P54" style:family="paragraph" style:parent-style-name="Text_20_body" style:list-style-name="L21">
      <style:text-properties officeooo:rsid="001db52f" officeooo:paragraph-rsid="001db52f"/>
    </style:style>
    <style:style style:name="P55" style:family="paragraph" style:parent-style-name="Text_20_body" style:list-style-name="L22">
      <style:text-properties officeooo:rsid="0021c8fc" officeooo:paragraph-rsid="0021c8fc"/>
    </style:style>
    <style:style style:name="P56" style:family="paragraph" style:parent-style-name="Text_20_body" style:list-style-name="L22">
      <style:text-properties officeooo:rsid="0023919f" officeooo:paragraph-rsid="0023919f"/>
    </style:style>
    <style:style style:name="P57" style:family="paragraph" style:parent-style-name="Text_20_body" style:list-style-name="L23">
      <style:text-properties officeooo:rsid="002f3719" officeooo:paragraph-rsid="002f3719"/>
    </style:style>
    <style:style style:name="P58" style:family="paragraph" style:parent-style-name="Text_20_body" style:list-style-name="L24">
      <style:text-properties officeooo:rsid="0032aa39" officeooo:paragraph-rsid="0032aa39"/>
    </style:style>
    <style:style style:name="P59" style:family="paragraph" style:parent-style-name="Text_20_body" style:list-style-name="L24">
      <style:text-properties officeooo:rsid="0032aa39" officeooo:paragraph-rsid="0034cd40"/>
    </style:style>
    <style:style style:name="P60" style:family="paragraph" style:parent-style-name="Text_20_body" style:list-style-name="L25">
      <style:text-properties officeooo:paragraph-rsid="0033d299"/>
    </style:style>
    <style:style style:name="P61" style:family="paragraph" style:parent-style-name="Text_20_body" style:list-style-name="L25">
      <style:text-properties officeooo:rsid="0033d299" officeooo:paragraph-rsid="0033d299"/>
    </style:style>
    <style:style style:name="P62" style:family="paragraph" style:parent-style-name="Text_20_body" style:list-style-name="L26">
      <style:text-properties officeooo:rsid="003a1102" officeooo:paragraph-rsid="003a1102"/>
    </style:style>
    <style:style style:name="P63" style:family="paragraph" style:parent-style-name="Text_20_body" style:list-style-name="L27">
      <style:text-properties officeooo:rsid="003d6488" officeooo:paragraph-rsid="003d6488"/>
    </style:style>
    <style:style style:name="P64" style:family="paragraph" style:parent-style-name="Text_20_body" style:list-style-name="L28">
      <style:text-properties officeooo:rsid="0042fbf2" officeooo:paragraph-rsid="0042fbf2"/>
    </style:style>
    <style:style style:name="P65" style:family="paragraph" style:parent-style-name="Text_20_body" style:list-style-name="L28">
      <style:text-properties officeooo:rsid="0042fbf2" officeooo:paragraph-rsid="00442f99"/>
    </style:style>
    <style:style style:name="P66" style:family="paragraph" style:parent-style-name="Heading_20_2">
      <style:text-properties officeooo:paragraph-rsid="002681b1"/>
    </style:style>
    <style:style style:name="P67" style:family="paragraph" style:parent-style-name="Heading_20_2">
      <style:text-properties officeooo:paragraph-rsid="0034cd40"/>
    </style:style>
    <style:style style:name="P68" style:family="paragraph" style:parent-style-name="Heading_20_2">
      <style:text-properties officeooo:paragraph-rsid="00403ca8"/>
    </style:style>
    <style:style style:name="P69" style:family="paragraph" style:parent-style-name="Heading_20_3">
      <style:text-properties officeooo:rsid="00376659" officeooo:paragraph-rsid="00376659"/>
    </style:style>
    <style:style style:name="T1" style:family="text">
      <style:text-properties officeooo:rsid="00133e51"/>
    </style:style>
    <style:style style:name="T2" style:family="text">
      <style:text-properties officeooo:rsid="00148dd4"/>
    </style:style>
    <style:style style:name="T3" style:family="text">
      <style:text-properties officeooo:rsid="001c203e"/>
    </style:style>
    <style:style style:name="T4" style:family="text">
      <style:text-properties officeooo:rsid="00271feb"/>
    </style:style>
    <style:style style:name="T5" style:family="text">
      <style:text-properties officeooo:rsid="0028aec5"/>
    </style:style>
    <style:style style:name="T6" style:family="text">
      <style:text-properties officeooo:rsid="002ad73c"/>
    </style:style>
    <style:style style:name="T7" style:family="text">
      <style:text-properties officeooo:rsid="002b267a"/>
    </style:style>
    <style:style style:name="T8" style:family="text">
      <style:text-properties officeooo:rsid="0030d52a"/>
    </style:style>
    <style:style style:name="T9" style:family="text">
      <style:text-properties officeooo:rsid="0033d299"/>
    </style:style>
    <style:style style:name="T10" style:family="text">
      <style:text-properties fo:color="#c0c0c0"/>
    </style:style>
    <style:style style:name="T11" style:family="text">
      <style:text-properties officeooo:rsid="0034cd40"/>
    </style:style>
    <style:style style:name="T12" style:family="text">
      <style:text-properties fo:font-weight="bold" style:font-weight-asian="bold" style:font-weight-complex="bold"/>
    </style:style>
    <style:style style:name="T13" style:family="text">
      <style:text-properties officeooo:rsid="0037b72d"/>
    </style:style>
    <style:style style:name="T14" style:family="text">
      <style:text-properties officeooo:rsid="00386cae"/>
    </style:style>
    <style:style style:name="T15" style:family="text">
      <style:text-properties officeooo:rsid="003ef1b6"/>
    </style:style>
    <style:style style:name="T16" style:family="text">
      <style:text-properties fo:font-style="italic" officeooo:rsid="003ef1b6" style:font-style-asian="italic" style:font-style-complex="italic"/>
    </style:style>
    <style:style style:name="T17" style:family="text">
      <style:text-properties officeooo:rsid="00403ca8"/>
    </style:style>
    <style:style style:name="T18" style:family="text">
      <style:text-properties officeooo:rsid="00442f99"/>
    </style:style>
    <style:style style:name="T19" style:family="text">
      <style:text-properties officeooo:rsid="0045344d"/>
    </style:style>
    <style:style style:name="fr1"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nealogy Maker – Manual</text:h>
      <text:h text:style-name="Heading_20_2" text:outline-level="2">Overview</text:h>
      <text:p text:style-name="P1">Genealogy Maker is a program for creating genealogies.</text:p>
      <text:h text:style-name="Heading_20_2" text:outline-level="2">Adding a Person</text:h>
      <text:p text:style-name="P1">To add a person to the genealogy:</text:p>
      <text:list xml:id="list3381455999" text:style-name="L1">
        <text:list-item>
          <text:p text:style-name="P30">Click on “Add Item” on the left toolbox.</text:p>
        </text:list-item>
        <text:list-item>
          <text:p text:style-name="P30">Click on the “Person” button.</text:p>
        </text:list-item>
        <text:list-item>
          <text:p text:style-name="P30">Click on the diagram. The person will be added to the diagram where you clicked.</text:p>
        </text:list-item>
        <text:list-item>
          <text:p text:style-name="P30">Type the person’s name.</text:p>
        </text:list-item>
        <text:list-item>
          <text:p text:style-name="P30">Press Enter. The person’s name will be set.</text:p>
        </text:list-item>
      </text:list>
      <text:h text:style-name="Heading_20_2" text:outline-level="2">Renaming a Person</text:h>
      <text:p text:style-name="P4">To change a person’s name<text:span text:style-name="T4">:</text:span></text:p>
      <text:list xml:id="list3129402301" text:style-name="L2">
        <text:list-item>
          <text:p text:style-name="P36">Double-click on the person in the diagram. <text:span text:style-name="T4">This should show the details window.</text:span></text:p>
        </text:list-item>
        <text:list-item>
          <text:p text:style-name="P36">Enter the new name <text:span text:style-name="T4">in the “name” box.</text:span></text:p>
        </text:list-item>
        <text:list-item>
          <text:p text:style-name="P38">Click “Save”.</text:p>
        </text:list-item>
      </text:list>
      <text:h text:style-name="Heading_20_2" text:outline-level="2">Editing a Person’<text:span text:style-name="T2">s Details</text:span></text:h>
      <text:p text:style-name="P4">To edit the details of a person:</text:p>
      <text:list xml:id="list4123518799" text:style-name="L3">
        <text:list-item>
          <text:p text:style-name="P37">Right-click on the person in the diagram.</text:p>
        </text:list-item>
        <text:list-item>
          <text:p text:style-name="P37">Select “Details...”. This should show the details window. <text:span text:style-name="T5">There are three tabs: Details, Biography and Photos.</text:span></text:p>
        </text:list-item>
        <text:list-item>
          <text:p text:style-name="P37"><text:span text:style-name="T5">In the Details tab, you can enter the name, gender, </text:span>date and place of birth, and date and place of death of the person.</text:p>
        </text:list-item>
        <text:list-item>
          <text:p text:style-name="P39">In the Biography tab, you can enter a description of the person.</text:p>
        </text:list-item>
        <text:list-item>
          <text:p text:style-name="P37"><text:span text:style-name="T5">In the Photos tab, you can</text:span> attach photos of the person. To do this, click the “Add...” button and choose the photo to add.</text:p>
        </text:list-item>
        <text:list-item>
          <text:p text:style-name="P37">To remove a photo, select the photo in the list and click “Remove”.</text:p>
        </text:list-item>
        <text:list-item>
          <text:p text:style-name="P37">To view a photo, double-click on it in the list. <text:span text:style-name="T19">This shows the photo viewer window. See the “Photo Viewer” section below for more details.</text:span></text:p>
        </text:list-item>
        <text:list-item>
          <text:p text:style-name="P37">Click “Save” <text:span text:style-name="T15">or press </text:span><text:span text:style-name="T16">Ctrl+S</text:span><text:span text:style-name="T15">.</text:span></text:p>
        </text:list-item>
      </text:list>
      <text:h text:style-name="P69" text:outline-level="3"><text:soft-page-break/>About the Name Entries</text:h>
      <text:p text:style-name="P18">There are three name <text:span text:style-name="T13">entries</text:span> for <text:span text:style-name="T13">each</text:span> person:</text:p>
      <text:list xml:id="list259302062" text:style-name="L4">
        <text:list-item>
          <text:p text:style-name="P40">First name</text:p>
        </text:list-item>
        <text:list-item>
          <text:p text:style-name="P40">Last name</text:p>
        </text:list-item>
        <text:list-item>
          <text:p text:style-name="P40">Display name</text:p>
        </text:list-item>
      </text:list>
      <text:p text:style-name="P18">The <text:span text:style-name="T12">first name</text:span> and <text:span text:style-name="T12">last name</text:span> <text:span text:style-name="T14">are</text:span> used when exporting to GEDCOM files.</text:p>
      <text:p text:style-name="P18">The <text:span text:style-name="T12">display name</text:span> is shown on the diagram.</text:p>
      <text:h text:style-name="Heading_20_3" text:outline-level="3">About the Photo Viewer Window</text:h>
      <text:p text:style-name="P29">The photo viewer window shows the photo you double-clicked on in the Person Details window. This has the following menu options:</text:p>
      <text:list xml:id="list1221041661" text:style-name="L5">
        <text:list-item>
          <text:p text:style-name="P41">Use “File → Save As…” to save a copy of the photo.</text:p>
        </text:list-item>
        <text:list-item>
          <text:p text:style-name="P41">Use “File → Close” to close the window.</text:p>
        </text:list-item>
        <text:list-item>
          <text:p text:style-name="P41">Use “Edit → Copy” to copy the photo to the clipboard.</text:p>
        </text:list-item>
        <text:list-item>
          <text:p text:style-name="P41">Use “View → Zoom In” and “View → Zoom Out” too zoom in and out.</text:p>
        </text:list-item>
        <text:list-item>
          <text:p text:style-name="P41">Use “View → Normal Size” to reset the zoom.</text:p>
        </text:list-item>
        <text:list-item>
          <text:p text:style-name="P41">Use “View → Fit to Window” to make the photo fit exactly in the window. Click this option again to undo it.</text:p>
        </text:list-item>
        <text:list-item>
          <text:p text:style-name="P41">Use “Nagivate → Go to Next” to go to the next photo in the list (if one exists).</text:p>
        </text:list-item>
        <text:list-item>
          <text:p text:style-name="P41">Use “Nagivate → Go to Previous” to go to the previous photo in the list (if one exists).</text:p>
        </text:list-item>
        <text:list-item>
          <text:p text:style-name="P41">Use “Navigate → Show Navigation Panel” to show a panel with “Previous” and “Next” buttons at the bottom of the window. Clicking “Next” goes to the next photo, and “Previous” goes to the previous photo. Click the menu item again to hide the panel.</text:p>
        </text:list-item>
      </text:list>
      <text:h text:style-name="Heading_20_2" text:outline-level="2"><text:span text:style-name="T7">Changing</text:span> the Fill Color of a Person</text:h>
      <text:p text:style-name="P12">You can change the fill color of a person’s box by clicking on the “Fill Color” icon in the toolbar <text:span text:style-name="T6">(shown below)</text:span>, and choosing a different color. By default, the fill color is white.</text:p>
      <text:p text:style-name="P12"><draw:frame draw:style-name="fr1" draw:name="Image1" text:anchor-type="paragraph" svg:width="8.387cm" svg:height="5.689cm" draw:z-index="0"><draw:image xlink:href="Pictures/100002010000013D000000D78495006536AADC00.png" xlink:type="simple" xlink:show="embed" xlink:actuate="onLoad" loext:mime-type="image/png"/></draw:frame></text:p>
      <text:h text:style-name="Heading_20_2" text:outline-level="2"><text:soft-page-break/>Removing a Person</text:h>
      <text:p text:style-name="P1">To remove a person:</text:p>
      <text:list xml:id="list1664261884" text:style-name="L6">
        <text:list-item>
          <text:p text:style-name="P31"><text:span text:style-name="T1">Right-click </text:span>on the person in the diagram.</text:p>
        </text:list-item>
        <text:list-item>
          <text:p text:style-name="P42">Select “Delete”.</text:p>
        </text:list-item>
      </text:list>
      <text:p text:style-name="P2">Or:</text:p>
      <text:list xml:id="list1022848950" text:style-name="L7">
        <text:list-item>
          <text:p text:style-name="P43">Click on the person in the diagram.</text:p>
        </text:list-item>
        <text:list-item>
          <text:p text:style-name="P43">From the menu bar, select “Item → Delete”.</text:p>
        </text:list-item>
      </text:list>
      <text:p text:style-name="P2">Or:</text:p>
      <text:list xml:id="list3191124262" text:style-name="L8">
        <text:list-item>
          <text:p text:style-name="P44">Click on the person in the diagram.</text:p>
        </text:list-item>
        <text:list-item>
          <text:p text:style-name="P44">Press the &lt;Delete&gt; key.</text:p>
        </text:list-item>
      </text:list>
      <text:h text:style-name="Heading_20_2" text:outline-level="2">Adding a Relationship</text:h>
      <text:p text:style-name="P1">A relationship goes from parent to child. To add a relationship:</text:p>
      <text:list xml:id="list3019656920" text:style-name="L9">
        <text:list-item>
          <text:p text:style-name="P32">Click on “Add Item” on the left toolbox.</text:p>
        </text:list-item>
        <text:list-item>
          <text:p text:style-name="P32">Click the “Relationship” button.</text:p>
        </text:list-item>
        <text:list-item>
          <text:p text:style-name="P32">Click on the parent in the diagram, then drag the mouse to the child. This will add an arrow from the parent to the child.</text:p>
        </text:list-item>
      </text:list>
      <text:h text:style-name="Heading_20_2" text:outline-level="2">Removing a Relationship</text:h>
      <text:p text:style-name="P3">To remove a relationship:</text:p>
      <text:list xml:id="list1643764119" text:style-name="L10">
        <text:list-item>
          <text:p text:style-name="P47">Click on the relationship.</text:p>
        </text:list-item>
        <text:list-item>
          <text:p text:style-name="P47">Click the “Delete” button, or press the &lt;Delete&gt; key, or from the menu bar select “Item → Delete”.</text:p>
        </text:list-item>
      </text:list>
      <text:h text:style-name="Heading_20_2" text:outline-level="2">Adding a Marriage</text:h>
      <text:p text:style-name="P1">To show that two people are married, do the following:</text:p>
      <text:list xml:id="list3088363955" text:style-name="L11">
        <text:list-item>
          <text:p text:style-name="P33">Click and drag one spouse onto the other spouse. The other spouse should be highlighted.</text:p>
        </text:list-item>
        <text:list-item>
          <text:p text:style-name="P33">Release the mouse button. This should show a dialog to ask whether to marry the two people or not.</text:p>
        </text:list-item>
        <text:list-item>
          <text:p text:style-name="P33">Click “Yes”. The spouses should appear next to each other, and there should be a “wedding ring” between them.</text:p>
        </text:list-item>
      </text:list>
      <text:p text:style-name="P1">When you move one spouse, the other spouse will automatically move along with them.</text:p>
      <text:h text:style-name="Heading_20_2" text:outline-level="2">Removing a Marriage</text:h>
      <text:p text:style-name="P1">To remove a marriage between two people:</text:p>
      <text:list xml:id="list4009178140" text:style-name="L12">
        <text:list-item>
          <text:p text:style-name="P34"><text:soft-page-break/>Right-click on the circle (“wedding ring”) between the two spouses.</text:p>
        </text:list-item>
        <text:list-item>
          <text:p text:style-name="P34">Select “Break Marriage”. The circle should be removed.</text:p>
        </text:list-item>
      </text:list>
      <text:h text:style-name="Heading_20_2" text:outline-level="2">Editing a Marriage</text:h>
      <text:p text:style-name="P1">To edit the details of a marriage:</text:p>
      <text:list xml:id="list2614952707" text:style-name="L13">
        <text:list-item>
          <text:p text:style-name="P35">Right-click on the circle (“wedding ring”).</text:p>
        </text:list-item>
        <text:list-item>
          <text:p text:style-name="P35">Select “Details...”. This should show the “Marriage Details” form.</text:p>
        </text:list-item>
        <text:list-item>
          <text:p text:style-name="P35">Enter the date and place of the marriage in the form.</text:p>
        </text:list-item>
        <text:list-item>
          <text:p text:style-name="P35">Click “Save”.</text:p>
        </text:list-item>
      </text:list>
      <text:h text:style-name="Heading_20_2" text:outline-level="2">Undo an Action</text:h>
      <text:p text:style-name="P2">You can undo most things, such as adding a person, deleting items or moving items. To undo a step:</text:p>
      <text:list xml:id="list2411722446" text:style-name="L14">
        <text:list-item>
          <text:p text:style-name="P45">From the menu bar, select “Edit → Undo”. The menu item will show a description of the last step, such as “Undo add person”.</text:p>
        </text:list-item>
      </text:list>
      <text:p text:style-name="P2">To redo the action again:</text:p>
      <text:list xml:id="list2457632273" text:style-name="L15">
        <text:list-item>
          <text:p text:style-name="P46">Select “Edit → Redo”.The menu item will show a description of the last step, such as “Redo add person”.</text:p>
        </text:list-item>
      </text:list>
      <text:h text:style-name="Heading_20_2" text:outline-level="2">Selecting Items</text:h>
      <text:p text:style-name="P7">To select a single person or relationship, click on the person or relationship in the diagram.</text:p>
      <text:p text:style-name="P7">To select multiple items, hold &lt;Ctrl&gt; while clicking on the items. You can also click and drag with the left mouse button to select all items in a rectangular area.</text:p>
      <text:p text:style-name="P8">To select all items in the diagram, from the menu bar select “Select → Select All”.</text:p>
      <text:p text:style-name="P8">Do <text:span text:style-name="T3">deselect</text:span> all items, from the menu bar select “Select → Select None”.</text:p>
      <text:h text:style-name="Heading_20_2" text:outline-level="2">Changing the Canvas Size</text:h>
      <text:p text:style-name="P3">You can change the canvas size (the limits of the diagram) as per below:</text:p>
      <text:list xml:id="list2130087888" text:style-name="L16">
        <text:list-item>
          <text:p text:style-name="P48">From the menu bar, select “Diagram → Change Size...”</text:p>
        </text:list-item>
        <text:list-item>
          <text:p text:style-name="P48">Enter the new width and height.</text:p>
        </text:list-item>
        <text:list-item>
          <text:p text:style-name="P48">Click “OK”.</text:p>
        </text:list-item>
      </text:list>
      <text:h text:style-name="Heading_20_2" text:outline-level="2">Finding a Person</text:h>
      <text:p text:style-name="P5">To find a person with a given name:</text:p>
      <text:list xml:id="list854880819" text:style-name="L17">
        <text:list-item>
          <text:p text:style-name="P49">From the menu bar, select “Edit → Find...”, or press &lt;Ctrl+F&gt;.</text:p>
        </text:list-item>
        <text:list-item>
          <text:p text:style-name="P49">Enter the person’s name.</text:p>
        </text:list-item>
        <text:list-item>
          <text:p text:style-name="P49"><text:soft-page-break/>Click “Find”. This should show the person in the diagram.</text:p>
        </text:list-item>
        <text:list-item>
          <text:p text:style-name="P50">Click “Close” to close the box.</text:p>
        </text:list-item>
      </text:list>
      <text:p text:style-name="P6">You can also locate the person by doing the following:</text:p>
      <text:list xml:id="list905814267" text:style-name="L18">
        <text:list-item>
          <text:p text:style-name="P51">Click on the “Tree View” tab on the left. This will show a list of people in the diagram.</text:p>
        </text:list-item>
        <text:list-item>
          <text:p text:style-name="P51">Double-click on the person in the tree view. This should show that person in the diagram.</text:p>
        </text:list-item>
      </text:list>
      <text:h text:style-name="Heading_20_2" text:outline-level="2">Changing the Background</text:h>
      <text:p text:style-name="P7">To change the background of the diagram:</text:p>
      <text:list xml:id="list3828665003" text:style-name="L19">
        <text:list-item>
          <text:p text:style-name="P52">Click on the “Backgrounds” tab on the left.</text:p>
        </text:list-item>
        <text:list-item>
          <text:p text:style-name="P52">Click on the desired background. This should change the background on the diagram.</text:p>
        </text:list-item>
      </text:list>
      <text:h text:style-name="Heading_20_2" text:outline-level="2">Aligning Items</text:h>
      <text:p text:style-name="P7">To align items:</text:p>
      <text:list xml:id="list3114870274" text:style-name="L20">
        <text:list-item>
          <text:p text:style-name="P53">Select the items in the diagram.</text:p>
        </text:list-item>
        <text:list-item>
          <text:p text:style-name="P53">From the menu bar, select “Align” → “Align Horizontally” or “Align → Align Vertically”.</text:p>
        </text:list-item>
      </text:list>
      <text:h text:style-name="Heading_20_2" text:outline-level="2">Zooming</text:h>
      <text:p text:style-name="P9">To zoom on the diagram, either:</text:p>
      <text:list xml:id="list2183991701" text:style-name="L21">
        <text:list-item>
          <text:p text:style-name="P54">Select a zoom level from the combo-box on the top right.</text:p>
        </text:list-item>
      </text:list>
      <text:p text:style-name="P9">Or:</text:p>
      <text:list xml:id="list51634746522879" text:continue-numbering="true" text:style-name="L21">
        <text:list-item>
          <text:p text:style-name="P54">Type in a zoom level to the combo-box on the top right.</text:p>
        </text:list-item>
      </text:list>
      <text:p text:style-name="P9">Or:</text:p>
      <text:list xml:id="list51633444616222" text:continue-numbering="true" text:style-name="L21">
        <text:list-item>
          <text:p text:style-name="P54">Press &lt;Ctrl&gt; while scrolling up or down with the mouse wheel.</text:p>
        </text:list-item>
      </text:list>
      <text:h text:style-name="Heading_20_2" text:outline-level="2">Panning</text:h>
      <text:p text:style-name="P10">To pan from side to side or up and down in the diagram, either:</text:p>
      <text:list xml:id="list1724794380" text:style-name="L22">
        <text:list-item>
          <text:p text:style-name="P55">Use the scroll-bars at the bottom and right, or:</text:p>
        </text:list-item>
        <text:list-item>
          <text:p text:style-name="P56">Scroll the middle mouse button up and down, or:</text:p>
        </text:list-item>
        <text:list-item>
          <text:p text:style-name="P55">Click and drag the middle mouse button.</text:p>
        </text:list-item>
      </text:list>
      <text:h text:style-name="P66" text:outline-level="2">Creating a New Genealogy</text:h>
      <text:p text:style-name="P11">To create a new genealogy, select “File → New” from the menu, or press &lt;Ctrl+N&gt;.</text:p>
      <text:h text:style-name="Heading_20_2" text:outline-level="2"><text:soft-page-break/>Opening an Existing Genealogy</text:h>
      <text:p text:style-name="P19">To open an existing genealogy, select “File → Open” from the menu, or press &lt;Ctrl+O&gt;. Choose the file you want to open.</text:p>
      <text:p text:style-name="P20">You can also open a recently used diagram by selecting “File → Recent Files” and choosing the diagram from the menu.</text:p>
      <text:h text:style-name="P66" text:outline-level="2">Saving a Genealogy</text:h>
      <text:p text:style-name="P11">To save a genealogy, select “File → Save” from the menu, or press &lt;Ctrl+S&gt;. The genealogy is saved as an XML file.</text:p>
      <text:p text:style-name="P13">Use “File → Save As...” or &lt;Ctrl+Shift+S&gt; to save the genealogy as a different file.</text:p>
      <text:h text:style-name="Heading_20_2" text:outline-level="2">Changing Arrow Line Thickness</text:h>
      <text:p text:style-name="P14">To change the thickness of the arrow<text:span text:style-name="T8">s</text:span> (relationship lines):</text:p>
      <text:list xml:id="list2467088101" text:style-name="L23">
        <text:list-item>
          <text:p text:style-name="P57">Select “Edit → Preferences” from the menu.</text:p>
        </text:list-item>
        <text:list-item>
          <text:p text:style-name="P57">Enter the new line thickness.</text:p>
        </text:list-item>
        <text:list-item>
          <text:p text:style-name="P57">Click “Apply”. This will change the line thickness of all arrows.</text:p>
        </text:list-item>
        <text:list-item>
          <text:p text:style-name="P57">Click “Close”.</text:p>
        </text:list-item>
      </text:list>
      <text:h text:style-name="Heading_20_2" text:outline-level="2">Importing GEDCOM Files</text:h>
      <text:p text:style-name="P15">To import a GEDCOM file:</text:p>
      <text:list xml:id="list568527075" text:style-name="L24">
        <text:list-item>
          <text:p text:style-name="P58">Select “File → Import GEDCOM File...” from the menu.</text:p>
        </text:list-item>
        <text:list-item>
          <text:p text:style-name="P58">Choose the file to import.</text:p>
        </text:list-item>
        <text:list-item>
          <text:p text:style-name="P58">Click “Open”. The GEDCOM file should be imported <text:span text:style-name="T11">and </text:span>the diagram shown.</text:p>
        </text:list-item>
      </text:list>
      <text:p text:style-name="P22">NOTE: Only the latest marriage for any given person is imported. Earlier marriages are ignored. This means that the imported file may not completely reflect the GEDCOM file.</text:p>
      <text:p text:style-name="P23">NOTE: The “Country of Birth” field is not populated when importing GEDCOM files.</text:p>
      <text:h text:style-name="P67" text:outline-level="2"><text:span text:style-name="T11">Exporting</text:span> GEDCOM Files</text:h>
      <text:p text:style-name="P16">To <text:span text:style-name="T11">export a genealogy as</text:span> a GEDCOM file:</text:p>
      <text:list xml:id="list51633744429938" text:continue-list="list568527075" text:style-name="L24">
        <text:list-item text:start-value="1">
          <text:p text:style-name="P59">Select “File → <text:span text:style-name="T11">Export</text:span> GEDCOM File...” from the menu.</text:p>
        </text:list-item>
        <text:list-item>
          <text:p text:style-name="P59">Choose the <text:span text:style-name="T11">file name to export to</text:span>.</text:p>
        </text:list-item>
        <text:list-item>
          <text:p text:style-name="P59">Click “<text:span text:style-name="T11">Save</text:span>”. The GEDCOM file should be <text:span text:style-name="T11">exported.</text:span></text:p>
        </text:list-item>
      </text:list>
      <text:h text:style-name="Heading_20_2" text:outline-level="2">Showing Thumbnails in Diagram</text:h>
      <text:p text:style-name="P17">To show a thumbnail of each person in the diagram:</text:p>
      <text:list xml:id="list2723189642" text:style-name="L25">
        <text:list-item>
          <text:p text:style-name="P61"><text:soft-page-break/>Select “Edit → Preferences...” from the menu.</text:p>
        </text:list-item>
        <text:list-item>
          <text:p text:style-name="P60"><text:span text:style-name="T9">Check the box “</text:span>Show<text:span text:style-name="T10"> </text:span>thumbnail<text:span text:style-name="T10"> </text:span>photos<text:span text:style-name="T10"> </text:span>in<text:span text:style-name="T10"> </text:span>diagram”.</text:p>
        </text:list-item>
        <text:list-item>
          <text:p text:style-name="P61">Click “Apply”.</text:p>
        </text:list-item>
        <text:list-item>
          <text:p text:style-name="P61">Click “Close”.</text:p>
        </text:list-item>
      </text:list>
      <text:p text:style-name="P17">This will show a thumbnail of each person on the left of their box in the diagram, if the person has photos attached. The first photo in the list will be used as the thumbnail image.</text:p>
      <text:h text:style-name="Heading_20_2" text:outline-level="2">Sharing a Genealogy File</text:h>
      <text:p text:style-name="P21">To copy a genealogy file from one PC to another:</text:p>
      <text:list xml:id="list3372202941" text:style-name="L26">
        <text:list-item>
          <text:p text:style-name="P62">Find the XML file where you saved the genealogy. </text:p>
          <text:p text:style-name="P62">If you have added photos to the genealogy, these will be saved in a folder alongside the XML file. For example, if the XML file is “family-tree.xml”, the photos will be stored in the folder “family-tree-photos”.</text:p>
        </text:list-item>
        <text:list-item>
          <text:p text:style-name="P62">Copy both the XML file and the photos folder (if it exists). Put the copy on the other PC.</text:p>
        </text:list-item>
        <text:list-item>
          <text:p text:style-name="P62">Open the copied XML file with Genealogy Maker on the other PC.</text:p>
        </text:list-item>
      </text:list>
      <text:h text:style-name="Heading_20_2" text:outline-level="2">Hiding the Sidebar</text:h>
      <text:p text:style-name="P24">You can hide the sidebar at the left to give more space to the diagram. To do this:</text:p>
      <text:list xml:id="list3174060682" text:style-name="L27">
        <text:list-item>
          <text:p text:style-name="P63">Select “Edit → Preferences” from the menu.</text:p>
        </text:list-item>
        <text:list-item>
          <text:p text:style-name="P63">Check the box “Show sidebar collapse/expand button”.</text:p>
        </text:list-item>
        <text:list-item>
          <text:p text:style-name="P63">Click “Apply”</text:p>
        </text:list-item>
        <text:list-item>
          <text:p text:style-name="P63">Click “Close”.</text:p>
        </text:list-item>
        <text:list-item>
          <text:p text:style-name="P63">Click the button labeled “&lt;&lt;” next to the sidebar. This will collapse the sidebar.</text:p>
        </text:list-item>
        <text:list-item>
          <text:p text:style-name="P63">Click the button again to show the sidebar again.</text:p>
        </text:list-item>
      </text:list>
      <text:h text:style-name="P68" text:outline-level="2"><text:span text:style-name="T17">Sorting the </text:span>Tree View</text:h>
      <text:p text:style-name="P25">You can click the “Tree View” tab on the left to show a list of people in the diagram.</text:p>
      <text:p text:style-name="P26">This is sorted by alphabetical order. You can click on the header to reverse the sort order.</text:p>
      <text:h text:style-name="Heading_20_2" text:outline-level="2">Exporting Images</text:h>
      <text:p text:style-name="P27">To export the diagram as a PNG image:</text:p>
      <text:list xml:id="list593576959" text:style-name="L28">
        <text:list-item>
          <text:p text:style-name="P64">Select “Diagram → Export Image...” from the menu.</text:p>
        </text:list-item>
        <text:list-item>
          <text:p text:style-name="P64">Choose the destination file name.</text:p>
        </text:list-item>
        <text:list-item>
          <text:p text:style-name="P65">Click “Save”.</text:p>
        </text:list-item>
      </text:list>
      <text:p text:style-name="P28">A message box should <text:span text:style-name="T18">show</text:span> to say that the image has been exported.</text:p>
      <text:p text:style-name="P27"><text:soft-page-break/>NOTE: If the diagram is empty, nothing will be exported.</text:p>
      <text:p text:style-name="P27">NOTE: The image will be just large enough to contain the diagram contents, without any padding on the sides or the top or bott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7T12:04:31.297270142</meta:creation-date>
    <dc:date>2022-03-04T05:16:33.225817853</dc:date>
    <meta:editing-duration>PT3H3M19S</meta:editing-duration>
    <meta:editing-cycles>53</meta:editing-cycles>
    <meta:generator>LibreOffice/6.0.7.3$Linux_X86_64 LibreOffice_project/00m0$Build-3</meta:generator>
    <dc:title>Genealogy Maker - Manual</dc:title>
    <meta:document-statistic meta:table-count="0" meta:image-count="1" meta:object-count="0" meta:page-count="8" meta:paragraph-count="182" meta:word-count="1853" meta:character-count="9821" meta:non-whitespace-character-count="8243"/>
  </office:meta>
</office:document-meta>
</file>